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Sans-serif" fo:font-size="9pt" fo:font-weight="bold" officeooo:rsid="0709a4aa" officeooo:paragraph-rsid="0b4925c1" style:font-size-asian="9pt" style:font-weight-asian="bold" style:font-size-complex="9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6" style:family="paragraph" style:parent-style-name="Heading_20_2">
      <style:text-properties style:font-name="Sans-serif" officeooo:rsid="0b4b05d6" officeooo:paragraph-rsid="0b4b05d6"/>
    </style:style>
    <style:style style:name="P7" style:family="paragraph" style:parent-style-name="Heading_20_2">
      <style:text-properties style:font-name="Sans-serif" officeooo:rsid="083c5dd1" officeooo:paragraph-rsid="083c5dd1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5b83d" style:font-size-asian="9pt" style:font-weight-asian="bold" style:font-size-complex="9pt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76bb4" style:font-size-asian="9pt" style:font-weight-asian="bold" style:font-size-complex="9pt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b4b9917" style:font-size-asian="9pt" style:font-weight-asian="bold" style:font-size-complex="9pt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b2a07be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b207c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716bceb" style:font-weight-asian="normal" style:font-weight-complex="normal"/>
    </style:style>
    <style:style style:name="T4" style:family="text">
      <style:text-properties fo:font-weight="normal" officeooo:rsid="0741f3d3" style:font-weight-asian="normal" style:font-weight-complex="normal"/>
    </style:style>
    <style:style style:name="T5" style:family="text">
      <style:text-properties fo:font-weight="normal" officeooo:rsid="0742791b" style:font-weight-asian="normal" style:font-weight-complex="normal"/>
    </style:style>
    <style:style style:name="T6" style:family="text">
      <style:text-properties fo:font-weight="normal" officeooo:rsid="07501340" style:font-weight-asian="normal" style:font-weight-complex="normal"/>
    </style:style>
    <style:style style:name="T7" style:family="text">
      <style:text-properties fo:font-weight="normal" officeooo:rsid="07509365" style:font-weight-asian="normal" style:font-weight-complex="normal"/>
    </style:style>
    <style:style style:name="T8" style:family="text">
      <style:text-properties fo:font-weight="normal" officeooo:rsid="075e311d" style:font-weight-asian="normal" style:font-weight-complex="normal"/>
    </style:style>
    <style:style style:name="T9" style:family="text">
      <style:text-properties fo:font-weight="normal" officeooo:rsid="083c5dd1" style:font-weight-asian="normal" style:font-weight-complex="normal"/>
    </style:style>
    <style:style style:name="T10" style:family="text">
      <style:text-properties fo:font-weight="normal" officeooo:rsid="083eaa7d" style:font-weight-asian="normal" style:font-weight-complex="normal"/>
    </style:style>
    <style:style style:name="T11" style:family="text">
      <style:text-properties fo:font-weight="normal" officeooo:rsid="0853138f" style:font-weight-asian="normal" style:font-weight-complex="normal"/>
    </style:style>
    <style:style style:name="T12" style:family="text">
      <style:text-properties fo:font-weight="normal" officeooo:rsid="085340f8" style:font-weight-asian="normal" style:font-weight-complex="normal"/>
    </style:style>
    <style:style style:name="T13" style:family="text">
      <style:text-properties fo:font-weight="normal" officeooo:rsid="089e9d33" style:font-weight-asian="normal" style:font-weight-complex="normal"/>
    </style:style>
    <style:style style:name="T14" style:family="text">
      <style:text-properties fo:font-weight="normal" officeooo:rsid="089ea62d" style:font-weight-asian="normal" style:font-weight-complex="normal"/>
    </style:style>
    <style:style style:name="T15" style:family="text">
      <style:text-properties fo:font-weight="normal" officeooo:rsid="089ecfd9" style:font-weight-asian="normal" style:font-weight-complex="normal"/>
    </style:style>
    <style:style style:name="T16" style:family="text">
      <style:text-properties fo:font-weight="normal" officeooo:rsid="08a30da8" style:font-weight-asian="normal" style:font-weight-complex="normal"/>
    </style:style>
    <style:style style:name="T17" style:family="text">
      <style:text-properties fo:font-weight="normal" officeooo:rsid="08a5f423" style:font-weight-asian="normal" style:font-weight-complex="normal"/>
    </style:style>
    <style:style style:name="T18" style:family="text">
      <style:text-properties fo:font-weight="normal" officeooo:rsid="091f2201" style:font-weight-asian="normal" style:font-weight-complex="normal"/>
    </style:style>
    <style:style style:name="T19" style:family="text">
      <style:text-properties fo:font-weight="normal" officeooo:rsid="0924ed8f" style:font-weight-asian="normal" style:font-weight-complex="normal"/>
    </style:style>
    <style:style style:name="T20" style:family="text">
      <style:text-properties fo:font-weight="normal" officeooo:rsid="09269de3" style:font-weight-asian="normal" style:font-weight-complex="normal"/>
    </style:style>
    <style:style style:name="T21" style:family="text">
      <style:text-properties fo:font-weight="normal" officeooo:rsid="092a31bc" style:font-weight-asian="normal" style:font-weight-complex="normal"/>
    </style:style>
    <style:style style:name="T22" style:family="text">
      <style:text-properties fo:font-weight="normal" officeooo:rsid="092c017e" style:font-weight-asian="normal" style:font-weight-complex="normal"/>
    </style:style>
    <style:style style:name="T23" style:family="text">
      <style:text-properties fo:font-weight="normal" officeooo:rsid="092c3eb6" style:font-weight-asian="normal" style:font-weight-complex="normal"/>
    </style:style>
    <style:style style:name="T24" style:family="text">
      <style:text-properties fo:font-weight="normal" officeooo:rsid="093d9605" style:font-weight-asian="normal" style:font-weight-complex="normal"/>
    </style:style>
    <style:style style:name="T25" style:family="text">
      <style:text-properties fo:font-weight="normal" officeooo:rsid="0a0bee52" style:font-weight-asian="normal" style:font-weight-complex="normal"/>
    </style:style>
    <style:style style:name="T26" style:family="text">
      <style:text-properties fo:font-weight="normal" officeooo:rsid="0b27e453" style:font-weight-asian="normal" style:font-weight-complex="normal"/>
    </style:style>
    <style:style style:name="T27" style:family="text">
      <style:text-properties fo:font-weight="normal" officeooo:rsid="0b4120d9" style:font-weight-asian="normal" style:font-weight-complex="normal"/>
    </style:style>
    <style:style style:name="T28" style:family="text">
      <style:text-properties fo:font-weight="normal" officeooo:rsid="0b44255c" style:font-weight-asian="normal" style:font-weight-complex="normal"/>
    </style:style>
    <style:style style:name="T29" style:family="text">
      <style:text-properties fo:font-weight="normal" officeooo:rsid="0b4d6ff6" style:font-weight-asian="normal" style:font-weight-complex="normal"/>
    </style:style>
    <style:style style:name="T30" style:family="text">
      <style:text-properties fo:font-weight="normal" officeooo:rsid="0b4fd690" style:font-weight-asian="normal" style:font-weight-complex="normal"/>
    </style:style>
    <style:style style:name="T31" style:family="text">
      <style:text-properties fo:font-style="italic" officeooo:rsid="0716bceb" style:font-style-asian="italic" style:font-style-complex="italic"/>
    </style:style>
    <style:style style:name="T32" style:family="text">
      <style:text-properties fo:font-style="italic" officeooo:rsid="0b217ace" style:font-style-asian="italic" style:font-style-complex="italic"/>
    </style:style>
    <style:style style:name="T33" style:family="text">
      <style:text-properties fo:font-style="normal" officeooo:rsid="0716bceb" style:font-style-asian="normal" style:font-style-complex="normal"/>
    </style:style>
    <style:style style:name="T34" style:family="text">
      <style:text-properties fo:font-style="normal" officeooo:rsid="0914edeb" style:font-style-asian="normal" style:font-style-complex="normal"/>
    </style:style>
    <style:style style:name="T35" style:family="text">
      <style:text-properties fo:font-style="normal" officeooo:rsid="0b20a104" style:font-style-asian="normal" style:font-style-complex="normal"/>
    </style:style>
    <style:style style:name="T3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51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64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65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officeooo:rsid="0716bceb"/>
    </style:style>
    <style:style style:name="T67" style:family="text">
      <style:text-properties officeooo:rsid="077a61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6" text:outline-level="2">§ Aptitudes</text:h>
      <text:p text:style-name="P4"><text:span text:style-name="T3">●</text:span><text:span text:style-name="T67"> Kung Fu ○ ○ ○ ○</text:span><text:span text:style-name="T3"> </text:span><text:span text:style-name="T66">►</text:span><text:span text:style-name="T3"> </text:span><text:span text:style-name="T29">F</text:span><text:span text:style-name="T13">ight</text:span><text:span text:style-name="T27">ing</text:span><text:span text:style-name="T13"> </text:span><text:span text:style-name="T24">uncannily</text:span><text:span text:style-name="T17"> </text:span><text:span text:style-name="T9">with </text:span><text:span text:style-name="T21">empty</text:span><text:span text:style-name="T9"> fist and foot or with </text:span><text:span text:style-name="T14">your iconic weapon—</text:span><text:span text:style-name="T16">which might just be a specific body part</text:span><text:span text:style-name="T14">. </text:span><text:span text:style-name="T16">When you’re attacking </text:span><text:span text:style-name="T23">with </text:span><text:span text:style-name="T22">your</text:span><text:span text:style-name="T16"> body, you can choose to do 1 or 2 harm; with your weapon, 1-3 harm.</text:span></text:p>
      <text:p text:style-name="P3"/>
      <text:p text:style-name="P10"><text:span text:style-name="T14">I</text:span><text:span text:style-name="T2">conic weapon:</text:span></text:p>
      <text:p text:style-name="P2"/>
      <text:p text:style-name="P11"><text:span text:style-name="T66">○ Chi Control ○ ○ ○</text:span><text:span text:style-name="T3"> </text:span><text:span text:style-name="T66">►</text:span><text:span text:style-name="T3"> </text:span><text:span text:style-name="T30">M</text:span><text:span text:style-name="T28">anipulating</text:span><text:span text:style-name="T15"> </text:span><text:span text:style-name="T6">the chi within you to affect your bod</text:span><text:span text:style-name="T7">ily processes</text:span><text:span text:style-name="T6"> and your spiritual presence.</text:span></text:p>
      <text:h text:style-name="P7" text:outline-level="2">§ Moves</text:h>
      <text:p text:style-name="P5"><text:span text:style-name="T66">○ </text:span><text:span text:style-name="T33">Eyes of the Mantis</text:span><text:span text:style-name="T66"> ► </text:span><text:span text:style-name="T4">You simultaneously see in all directions around you, except directly behind your </text:span><text:span text:style-name="T8">head</text:span><text:span text:style-name="T4">. </text:span><text:span text:style-name="T5">You can individually track every </text:span><text:span text:style-name="T20">threat </text:span><text:span text:style-name="T5">you see </text:span><text:span text:style-name="T19">without moving your head or even your eyes.</text:span></text:p>
      <text:h text:style-name="P8" text:outline-level="1"/>
      <text:h text:style-name="P8" text:outline-level="1"><text:span text:style-name="T66">○ </text:span><text:span text:style-name="T31">What wires?</text:span><text:span text:style-name="T66"> ►</text:span><text:span text:style-name="T3"> </text:span><text:span text:style-name="T10">You jump really high, </text:span><text:span text:style-name="T18">can </text:span><text:span text:style-name="T10">kick off the scenery to go even higher, and </text:span><text:span text:style-name="T26">float gracefully back to the ground.</text:span></text:h>
      <text:h text:style-name="P12" text:outline-level="1"/>
      <text:h text:style-name="P9" text:outline-level="1"><text:span text:style-name="T66">○ </text:span><text:span text:style-name="T33">Body of Iron</text:span><text:span text:style-name="T66"> ►</text:span><text:span text:style-name="T3"> </text:span><text:span text:style-name="T11">You reinforce </text:span><text:span text:style-name="T12">your body</text:span><text:span text:style-name="T11"> with </text:span><text:span text:style-name="T25">conditioning and </text:span><text:span text:style-name="T12">your </text:span><text:span text:style-name="T11">spirit. </text:span><text:span text:style-name="T40">You </text:span><text:span text:style-name="T43">permanently </text:span><text:span text:style-name="T40">get </text:span><text:span text:style-name="T41">rank 2 of Health</text:span><text:span text:style-name="T50">⌝</text:span><text:span text:style-name="T41">.</text:span></text:h>
      <text:h text:style-name="P23" text:outline-level="1"/>
      <text:h text:style-name="P14" text:outline-level="1"><text:span text:style-name="T33">○ </text:span><text:span text:style-name="T32">With a fucking pencil!</text:span><text:span text:style-name="T33"> ►</text:span><text:span text:style-name="T36"> </text:span><text:span text:style-name="T44">You grab an object close at hand. </text:span><text:span text:style-name="T45">Y</text:span><text:span text:style-name="T44">ou can use that object as if it were your iconic weapon </text:span><text:span text:style-name="T45">for the purposes of a single </text:span><text:span text:style-name="T48">move</text:span><text:span text:style-name="T45">—after which the object is </text:span><text:span text:style-name="T49">irretrievably</text:span><text:span text:style-name="T45"> lost or broken.</text:span></text:h>
      <text:h text:style-name="P17" text:outline-level="1"/>
      <text:h text:style-name="P15" text:outline-level="1"><text:span text:style-name="T33">○ </text:span><text:span text:style-name="T35">Drunken Master</text:span><text:span text:style-name="T33"> ►</text:span><text:span text:style-name="T36"> </text:span><text:span text:style-name="T42">Ignore any mental status while using </text:span><text:span text:style-name="T35">kung fu</text:span><text:span text:style-name="T42"> to make a ⌞story move</text:span><text:span text:style-name="T50">⌝</text:span><text:span text:style-name="T42">.</text:span></text:h>
      <text:h text:style-name="P18" text:outline-level="1"/>
      <text:h text:style-name="P16" text:outline-level="1"><text:span text:style-name="T33">○ </text:span><text:span text:style-name="T34">Fists of Steel</text:span><text:span text:style-name="T33"> ►</text:span><text:span text:style-name="T36"> </text:span><text:span text:style-name="T37">When </text:span><text:span text:style-name="T39">striking</text:span><text:span text:style-name="T37"> </text:span><text:span text:style-name="T38">with hand or foot </text:span><text:span text:style-name="T39">to make a ⌞story move</text:span><text:span text:style-name="T50">⌝</text:span><text:span text:style-name="T37">, </text:span><text:span text:style-name="T47">the target’s material or composition can’t make you get ⌞</text:span><text:span text:style-name="T46">No Effect</text:span><text:span text:style-name="T50">⌝</text:span><text:span text:style-name="T46">.</text:span></text:h>
      <text:h text:style-name="P19" text:outline-level="1"/>
      <text:h text:style-name="P21" text:outline-level="1"><text:span text:style-name="T62">○ </text:span><text:span text:style-name="T63">Down your pants</text:span><text:span text:style-name="T64">?</text:span><text:span text:style-name="T51"> ► </text:span><text:span text:style-name="T54">Any instant nobody’s looking at you, you </text:span><text:span text:style-name="T55">either stash your iconic weapon seemingly “nowhere”; or you retrieve the weapon you previously stashed. </text:span><text:span text:style-name="T56">You can only stash your iconic weapon, </text:span><text:span text:style-name="T57">and only if it’s </text:span><text:span text:style-name="T60">inanimate.</text:span></text:h>
      <text:h text:style-name="P20" text:outline-level="1"/>
      <text:h text:style-name="P22" text:outline-level="1"><text:span text:style-name="T62">○ </text:span><text:span text:style-name="T65">Catch a bullet</text:span><text:span text:style-name="T51"> ► </text:span><text:span text:style-name="T52">You </text:span><text:span text:style-name="T58">catch</text:span><text:span text:style-name="T52"> </text:span><text:span text:style-name="T53">or deflect </text:span><text:span text:style-name="T52">a bullet or other projectile </text:span><text:span text:style-name="T53">with your body or iconic weapon. </text:span><text:span text:style-name="T59">You can only deal with one projectile at a time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ma Mast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4:23:49.831835728</dc:date>
    <meta:editing-duration>P9DT21H48M37S</meta:editing-duration>
    <meta:editing-cycles>254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5" meta:word-count="325" meta:character-count="1737" meta:non-whitespace-character-count="1429"/>
  </office:meta>
</office:document-meta>
</file>